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64in" fo:text-indent="-0.25in" fo:margin-left="0.876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64in" fo:text-indent="-0.25in" fo:margin-left="1.126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4in" fo:text-indent="-0.25in" fo:margin-left="1.376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64in" fo:text-indent="-0.25in" fo:margin-left="1.626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64in" fo:text-indent="-0.25in" fo:margin-left="1.87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64in" fo:text-indent="-0.25in" fo:margin-left="2.126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64in" fo:text-indent="-0.25in" fo:margin-left="2.376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64in" fo:text-indent="-0.25in" fo:margin-left="2.626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64in" fo:text-indent="-0.25in" fo:margin-left="2.876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64in" fo:text-indent="-0.25in" fo:margin-left="3.1264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llo har (minst) følgende svakheter:</text:p>
      <text:p text:style-name="Standard"/>
      <text:list xml:id="list1901946760" text:style-name="L1">
        <text:list-item>
          <text:p text:style-name="P1">ikke mulig å konfigurere GUI, f.eks.:</text:p>
          <text:list>
            <text:list-item>
              <text:p text:style-name="P1">opprette brukerdefinerte knapper knyttet til brukerdefinerte operasjoner (f.eks. en <text:s text:c="5"/>'ferdig'-knapp som ved et klikk flyttet gjøremålet over i en 'ferdig'-liste og/eller <text:s text:c="5"/>fjernet/opprettet merkelapper)</text:p>
            </text:list-item>
          </text:list>
        </text:list-item>
      </text:list>
      <text:p text:style-name="Standard"/>
      <text:list xml:id="list635544473" text:continue-numbering="true" text:style-name="L1">
        <text:list-item>
          <text:p text:style-name="P1">ingen mulighet til å konfigurere avansert varsling (f.eks. når tidsfristen til visse gjøremål begynner å nærme seg)</text:p>
        </text:list-item>
      </text:list>
      <text:p text:style-name="Standard"/>
      <text:list xml:id="list2110880648" text:continue-numbering="true" text:style-name="L1">
        <text:list-item>
          <text:p text:style-name="P1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934266618" text:continue-numbering="true" text:style-name="L1">
        <text:list-item>
          <text:p text:style-name="P1">for primitiv filtrering</text:p>
          <text:list>
            <text:list-item>
              <text:p text:style-name="P1">kun (label1 OR label2 OR ... OR labelN) AND (member1 OR member2 OR ... OR memberN)</text:p>
            </text:list-item>
            <text:list-item>
              <text:p text:style-name="P1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1929438487" text:continue-numbering="true" text:style-name="L1">
        <text:list-item>
          <text:p text:style-name="P1">ikke mulig å sortere interaktivt (som i et regneark f.eks.)</text:p>
        </text:list-item>
      </text:list>
      <text:p text:style-name="Standard"/>
      <text:list xml:id="list1331446469" text:continue-numbering="true" text:style-name="L1">
        <text:list-item>
          <text:p text:style-name="P1">ikke mulig å filtrere bort lister (selv om alle gjøremålene i en liste kan filtreres bort)</text:p>
        </text:list-item>
      </text:list>
      <text:p text:style-name="Standard"/>
      <text:list xml:id="list1920789307" text:continue-numbering="true" text:style-name="L1">
        <text:list-item>
          <text:p text:style-name="P1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676382272" text:continue-numbering="true" text:style-name="L1">
        <text:list-item>
          <text:p text:style-name="P1">for tungvindt å gjøre enkelte vanlige operasjoner, f.eks.:</text:p>
          <text:list>
            <text:list-item>
              <text:p text:style-name="P1">opprette oppfølgingsgjøremål (for kulingsvarsel etc.)</text:p>
            </text:list-item>
            <text:list-item>
              <text:p text:style-name="P1">lukke gjøremål (ikke nok med et enkelt klikk)</text:p>
            </text:list-item>
          </text:list>
        </text:list-item>
      </text:list>
      <text:p text:style-name="Standard"/>
      <text:list xml:id="list1917972215" text:continue-numbering="true" text:style-name="L1">
        <text:list-item>
          <text:p text:style-name="P1">for lite robust</text:p>
          <text:list>
            <text:list-item>
              <text:p text:style-name="P1">dvs. det er forholdsvis lett for vanlige brukere å bringe en tavle inn i en <text:s text:c="4"/>inkonsistent/tvetydig tilstand, f.eks.:</text:p>
              <text:list>
                <text:list-item>
                  <text:p text:style-name="P1">endre tittel/beskrivelse på et gjøremål slik at forutsetninger for automatisering (vha skript) brytes</text:p>
                </text:list-item>
                <text:list-item>
                  <text:p text:style-name="P1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1563431148" text:continue-numbering="true" text:style-name="L1">
        <text:list-item>
          <text:p text:style-name="P1">dårlig ytelse</text:p>
          <text:list>
            <text:list-item>
              <text:p text:style-name="P1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/>
      <text:list xml:id="list1900003957" text:continue-numbering="true" text:style-name="L1">
        <text:list-item>
          <text:p text:style-name="P1">inneholder mye vi ikke har behov for, men som vi likevel må forholde oss til og som dermed vil kunne oppleves som støy, slik som:</text:p>
          <text:list>
            <text:list-item>
              <text:p text:style-name="P1">vi bruker bare enkelte av innstillingene/attributtene for gjøremål,lister og tavler</text:p>
            </text:list-item>
          </text:list>
        </text:list-item>
      </text:list>
      <text:p text:style-name="Standard"><text:soft-page-break/></text:p>
      <text:list xml:id="list373725346" text:continue-numbering="true" text:style-name="L1">
        <text:list-item>
          <text:p text:style-name="P1">det er ikke mulig å slette tavler og lister permanent, kun lukke/arkivere dem slik at man ikke lenger ser dem</text:p>
          <text:list>
            <text:list-item>
              <text:p text:style-name="P1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1367289342" text:continue-numbering="true" text:style-name="L1">
        <text:list-item>
          <text:p text:style-name="P1">uklarhet/uforutsigbarhet rundt sikkerhet og tilgjengelighet til en ekstern skytjeneste:</text:p>
          <text:list>
            <text:list-item>
              <text:p text:style-name="P1">hvor enkelt er det for uvedkommende å hacke seg inn?</text:p>
            </text:list-item>
            <text:list-item>
              <text:p text:style-name="P1">hvordan ofte bør vi skifte passord? (merk at eks-ansatte har tilgang inntil vi skifter passord)</text:p>
            </text:list-item>
            <text:list-item>
              <text:p text:style-name="P1">Trello gir veldig få garantier, f.eks. forbeholder de seg retten til når som helst, uten forvarsel, å endre API'et (helt eller delvis), noe som medfører spontant ekstraarbeid for oss</text:p>
            </text:list-item>
            <text:list-item>
              <text:p text:style-name="P1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3:33:25</dc:date>
    <dc:creator>Jo Asplin</dc:creator>
    <meta:editing-duration>P0D</meta:editing-duration>
    <meta:editing-cycles>1</meta:editing-cycles>
    <meta:document-statistic meta:table-count="0" meta:image-count="0" meta:object-count="0" meta:page-count="2" meta:paragraph-count="29" meta:word-count="473" meta:character-count="2919" meta:non-whitespace-character-count="2478"/>
    <meta:generator>LibreOffice/3.5$Linux_X86_64 LibreOffice_project/350m1$Build-2</meta:generator>
  </office:meta>
</office:document-meta>
</file>